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0.415cm"/>
    </style:style>
    <style:style style:name="co8" style:family="table-column">
      <style:table-column-properties fo:break-before="auto" style:column-width="2.247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1.304cm"/>
    </style:style>
    <style:style style:name="co12" style:family="table-column">
      <style:table-column-properties fo:break-before="auto" style:column-width="1.138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289cm" fo:break-before="auto" style:use-optimal-row-height="false"/>
    </style:style>
    <style:style style:name="ro6" style:family="table-row">
      <style:table-row-properties style:row-height="6.00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3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19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0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="2.49pt solid #000000"/>
      <style:text-properties style:font-name="Liberation Sans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fo:border="2.49pt solid #000000"/>
      <style:text-properties style:font-name="Liberation Sans" fo:font-size="10pt" style:font-name-asian="Microsoft YaHei" style:font-size-asian="10pt" style:font-name-complex="Times New Roman" style:font-size-complex="10pt"/>
    </style:style>
    <style:style style:name="ce3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49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4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5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4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5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6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7" style:family="table-cell" style:parent-style-name="Default">
      <style:table-cell-properties fo:border-bottom="0.99pt solid #000000" style:text-align-source="fix" style:repeat-content="false" fo:wrap-option="wrap" fo:border-left="2.49pt solid #000000" fo:border-right="0.99pt solid #000000" fo:border-top="0.99pt solid #000000" style:vertical-align="middle"/>
      <style:paragraph-properties fo:text-align="start" fo:margin-left="0cm"/>
      <style:text-properties style:font-name="Liberation Sans"/>
    </style:style>
    <style:style style:name="ce68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 style:vertical-align="middle"/>
      <style:paragraph-properties fo:text-align="center"/>
      <style:text-properties style:font-name="Liberation Sans"/>
    </style:style>
    <style:style style:name="ce69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70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71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2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4" style:family="table-cell" style:parent-style-name="Default">
      <style:table-cell-properties fo:border="0.99pt solid #000000"/>
      <style:text-properties style:font-name="Liberation Sans"/>
    </style:style>
    <style:style style:name="ce75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76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7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8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9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0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font-name="Liberation Sans"/>
    </style:style>
    <style:style style:name="ce82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8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Liberation Sans"/>
    </style:style>
    <style:style style:name="ce85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6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7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8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89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/>
      <style:text-properties style:font-name="Liberation Sans"/>
    </style:style>
    <style:style style:name="ce90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91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92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19"/>
        <table:table-column table:style-name="co3" table:default-cell-style-name="ce27"/>
        <table:table-column table:style-name="co3" table:number-columns-repeated="2" table:default-cell-style-name="ce32"/>
        <table:table-column table:style-name="co3" table:default-cell-style-name="ce36"/>
        <table:table-column table:style-name="co4" table:default-cell-style-name="ce39"/>
        <table:table-column table:style-name="co4" table:default-cell-style-name="ce4"/>
        <table:table-column table:style-name="co5" table:default-cell-style-name="ce41"/>
        <table:table-column table:style-name="co6" table:default-cell-style-name="ce4"/>
        <table:table-column table:style-name="co6" table:default-cell-style-name="ce41"/>
        <table:table-column table:style-name="co6" table:number-columns-repeated="4" table:default-cell-style-name="ce4"/>
        <table:table-column table:style-name="co7" table:default-cell-style-name="ce64"/>
        <table:table-column table:style-name="co8" table:default-cell-style-name="ce4"/>
        <table:table-column table:style-name="co9" table:default-cell-style-name="ce74"/>
        <table:table-column table:style-name="co10" table:default-cell-style-name="ce74"/>
        <table:table-column table:style-name="co11" table:default-cell-style-name="ce74"/>
        <table:table-column table:style-name="co12" table:default-cell-style-name="ce74"/>
        <table:table-column table:style-name="co13" table:number-columns-repeated="2" table:default-cell-style-name="ce74"/>
        <table:table-column table:style-name="co13" table:default-cell-style-name="ce90"/>
        <table:table-column table:style-name="co14" table:number-columns-repeated="100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style-name="ce4"/>
          <table:covered-table-cell/>
          <table:covered-table-cell table:number-columns-repeated="7" table:style-name="ce4"/>
          <table:table-cell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9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9"/>
          <table:table-cell table:style-name="ce93" table:number-columns-repeated="1000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office:value-type="string" calcext:value-type="string" table:number-columns-spanned="7" table:number-rows-spanned="1">
            <text:p>Surfaces de révolution discrète</text:p>
          </table:table-cell>
          <table:covered-table-cell table:number-columns-repeated="6" table:style-name="ce3"/>
          <table:table-cell table:style-name="ce80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80"/>
          <table:table-cell table:style-name="ce93" table:number-columns-repeated="1000"/>
        </table:table-row>
        <table:table-row table:style-name="ro3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93" table:number-columns-repeated="1000"/>
        </table:table-row>
        <table:table-row table:style-name="ro3">
          <table:table-cell table:style-name="ce3" office:value-type="float" office:value="18" calcext:value-type="float" table:number-columns-spanned="2" table:number-rows-spanned="1">
            <text:p>18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2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5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93" table:number-columns-repeated="1000"/>
        </table:table-row>
        <table:table-row table:style-name="ro4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 table:number-columns-repeated="7"/>
          <table:table-cell table:number-columns-repeated="1000"/>
        </table:table-row>
        <table:table-row table:style-name="ro3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Rendu 3D demandant trop de ressources</text:p>
          </table:table-cell>
          <table:covered-table-cell table:number-columns-repeated="20" table:style-name="ce24"/>
          <table:table-cell table:number-columns-repeated="1000"/>
        </table:table-row>
        <table:table-row table:style-name="ro3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office:value-type="string" calcext:value-type="string" table:number-columns-spanned="21" table:number-rows-spanned="1">
            <text:p>Impossible d'afficher les surfaces 3D car l'agorithme solicite trop les machines</text:p>
          </table:table-cell>
          <table:covered-table-cell table:number-columns-repeated="20" table:style-name="ce24"/>
          <table:table-cell table:number-columns-repeated="1000"/>
        </table:table-row>
        <table:table-row table:style-name="ro5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 table:number-columns-repeated="7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3"/>
          <table:table-cell table:style-name="ce83" office:value-type="string" calcext:value-type="string">
            <text:p>Qui</text:p>
          </table:table-cell>
          <table:table-cell table:style-name="ce83" office:value-type="string" calcext:value-type="string">
            <text:p>Début</text:p>
          </table:table-cell>
          <table:table-cell table:style-name="ce88" office:value-type="string" calcext:value-type="string">
            <text:p>Fin</text:p>
          </table:table-cell>
          <table:table-cell table:number-columns-repeated="1000"/>
        </table:table-row>
        <table:table-row table:style-name="ro3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table:style-name="ce67" office:value-type="string" calcext:value-type="string" table:number-columns-spanned="5" table:number-rows-spanned="2">
            <text:p>Se renseigner sur les différentes technique de rendu efficace</text:p>
          </table:table-cell>
          <table:covered-table-cell table:number-columns-repeated="4"/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89" table:number-columns-spanned="1" table:number-rows-spanned="2"/>
          <table:table-cell table:number-columns-repeated="1000"/>
        </table:table-row>
        <table:table-row table:style-name="ro3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/>
          <table:table-cell table:style-name="ce31"/>
          <table:table-cell table:style-name="ce31" office:value-type="string" calcext:value-type="string">
            <text:p>X</text:p>
          </table:table-cell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 office:value-type="string" calcext:value-type="string">
            <text:p>X</text:p>
          </table:table-cell>
          <table:table-cell table:style-name="ce58"/>
          <table:table-cell table:style-name="ce60"/>
          <table:table-cell/>
          <table:covered-table-cell table:style-name="ce67"/>
          <table:covered-table-cell table:number-columns-repeated="4"/>
          <table:covered-table-cell table:number-columns-repeated="2" table:style-name="ce84"/>
          <table:covered-table-cell table:style-name="ce89"/>
          <table:table-cell table:number-columns-repeated="1000"/>
        </table:table-row>
        <table:table-row table:style-name="ro3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 table:number-columns-repeated="2"/>
          <table:table-cell table:style-name="ce61"/>
          <table:table-cell/>
          <table:table-cell table:style-name="ce68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style-name="ce69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style-name="ce69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style-name="ce69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/>
          <table:table-cell table:style-name="ce30" office:value-type="string" calcext:value-type="string">
            <text:p>X</text:p>
          </table:table-cell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70" table:number-columns-spanned="5" table:number-rows-spanned="1"/>
          <table:covered-table-cell table:number-columns-repeated="4" table:style-name="ce75"/>
          <table:table-cell table:style-name="ce75" table:number-columns-repeated="2"/>
          <table:table-cell table:style-name="ce91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6">
          <table:table-cell table:style-name="ce11" office:value-type="string" calcext:value-type="string" table:number-columns-spanned="16" table:number-rows-spanned="1">
            <text:p>Tester régulièrement l'algorithme de rendu et ce sur plusieurs machines de différentes configuration.</text:p>
          </table:table-cell>
          <table:covered-table-cell table:number-columns-repeated="14" table:style-name="ce12"/>
          <table:covered-table-cell table:style-name="ce65"/>
          <table:table-cell table:style-name="ce71" office:value-type="string" calcext:value-type="string" table:number-columns-spanned="8" table:number-rows-spanned="1">
            <text:p>Ce risque reste peu probable car une version "brutale" de l'algorithme à déjà été réalisé sur un projet antérieur et qu'il restait acceptable sur un grand nombre de machine.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4">
          <table:table-cell table:style-name="ce12" table:number-columns-repeated="16"/>
          <table:table-cell/>
          <table:table-cell table:style-name="ce4" table:number-columns-repeated="7"/>
          <table:table-cell table:number-columns-repeated="1000"/>
        </table:table-row>
        <table:table-row table:style-name="ro2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92"/>
          <table:table-cell table:number-columns-repeated="1000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style-name="ce4"/>
          <table:covered-table-cell/>
          <table:covered-table-cell table:style-name="ce4"/>
          <table:table-cell table:style-name="ce40" office:value-type="float" office:value="0" calcext:value-type="float">
            <text:p>0</text:p>
          </table:table-cell>
          <table:table-cell table:style-name="ce81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81"/>
          <table:table-cell table:style-name="ce86" office:value-type="string" calcext:value-type="string" table:number-columns-spanned="2" table:number-rows-spanned="1">
            <text:p>RISQUE NON</text:p>
          </table:table-cell>
          <table:covered-table-cell table:style-name="ce86"/>
          <table:table-cell table:number-columns-repeated="1000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style-name="ce4"/>
          <table:covered-table-cell/>
          <table:covered-table-cell table:style-name="ce4"/>
          <table:table-cell table:style-name="ce76" office:value-type="float" office:value="1" calcext:value-type="float">
            <text:p>1</text:p>
          </table:table-cell>
          <table:table-cell table:style-name="ce82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2"/>
          <table:table-cell table:style-name="ce87" office:value-type="string" calcext:value-type="string" table:number-columns-spanned="2" table:number-rows-spanned="1">
            <text:p>CRITIQUE</text:p>
          </table:table-cell>
          <table:covered-table-cell table:style-name="ce87"/>
          <table:table-cell table:number-columns-repeated="1000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style-name="ce4"/>
          <table:covered-table-cell/>
          <table:covered-table-cell table:style-name="ce4"/>
          <table:table-cell table:style-name="ce77" office:value-type="float" office:value="2" calcext:value-type="float">
            <text:p>2</text:p>
          </table:table-cell>
          <table:table-cell table:style-name="ce81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81"/>
          <table:table-cell table:style-name="ce86" office:value-type="string" calcext:value-type="string" table:number-columns-spanned="2" table:number-rows-spanned="1">
            <text:p>RISQUE</text:p>
          </table:table-cell>
          <table:covered-table-cell table:style-name="ce86"/>
          <table:table-cell table:number-columns-repeated="100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8" office:value-type="float" office:value="3" calcext:value-type="float">
            <text:p>3</text:p>
          </table:table-cell>
          <table:table-cell table:style-name="ce82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2"/>
          <table:table-cell table:style-name="ce87" office:value-type="string" calcext:value-type="string" table:number-columns-spanned="2" table:number-rows-spanned="1">
            <text:p>CRITIQUE</text:p>
          </table:table-cell>
          <table:covered-table-cell table:style-name="ce87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0000-00-00T11:59:28.516543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43:49.05</meta:creation-date>
    <dc:date>2016-02-01T12:04:19.463683478</dc:date>
    <meta:editing-duration>PT1H57S</meta:editing-duration>
    <meta:editing-cycles>29</meta:editing-cycles>
    <meta:generator>LibreOffice/4.1.5.3$Linux_X86_64 LibreOffice_project/1c1366bba2ba2b554cd2ca4d87c06da81c05d24</meta:generator>
    <meta:document-statistic meta:table-count="1" meta:cell-count="96" meta:object-count="0"/>
  </office:meta>
</office:document-meta>
</file>